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9cm" table:align="margins"/>
    </style:style>
    <style:style style:name="Aufgabenkarte.A" style:family="table-column">
      <style:table-column-properties style:column-width="1.438cm" style:rel-column-width="9362*"/>
    </style:style>
    <style:style style:name="Aufgabenkarte.G" style:family="table-column">
      <style:table-column-properties style:column-width="1.438cm" style:rel-column-width="9363*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1" style:family="table">
      <style:table-properties style:width="10.059cm" table:align="margins"/>
    </style:style>
    <style:style style:name="Tabelle1.A" style:family="table-column">
      <style:table-column-properties style:column-width="1.438cm" style:rel-column-width="9362*"/>
    </style:style>
    <style:style style:name="Tabelle1.G" style:family="table-column">
      <style:table-column-properties style:column-width="1.438cm" style:rel-column-width="9363*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Tabelle2" style:family="table">
      <style:table-properties style:width="10.059cm" table:align="margins"/>
    </style:style>
    <style:style style:name="Tabelle2.A" style:family="table-column">
      <style:table-column-properties style:column-width="1.438cm" style:rel-column-width="9362*"/>
    </style:style>
    <style:style style:name="Tabelle2.G" style:family="table-column">
      <style:table-column-properties style:column-width="1.438cm" style:rel-column-width="9363*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3" style:family="table">
      <style:table-properties style:width="10.059cm" table:align="margins"/>
    </style:style>
    <style:style style:name="Tabelle3.A" style:family="table-column">
      <style:table-column-properties style:column-width="1.438cm" style:rel-column-width="9362*"/>
    </style:style>
    <style:style style:name="Tabelle3.G" style:family="table-column">
      <style:table-column-properties style:column-width="1.438cm" style:rel-column-width="9363*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4" style:family="table">
      <style:table-properties style:width="10.059cm" table:align="margins"/>
    </style:style>
    <style:style style:name="Tabelle4.A" style:family="table-column">
      <style:table-column-properties style:column-width="1.438cm" style:rel-column-width="9362*"/>
    </style:style>
    <style:style style:name="Tabelle4.G" style:family="table-column">
      <style:table-column-properties style:column-width="1.438cm" style:rel-column-width="9363*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5" style:family="table">
      <style:table-properties style:width="10.059cm" table:align="margins"/>
    </style:style>
    <style:style style:name="Tabelle5.A" style:family="table-column">
      <style:table-column-properties style:column-width="1.438cm" style:rel-column-width="9362*"/>
    </style:style>
    <style:style style:name="Tabelle5.G" style:family="table-column">
      <style:table-column-properties style:column-width="1.438cm" style:rel-column-width="9363*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6" style:family="table">
      <style:table-properties style:width="10.059cm" table:align="margins"/>
    </style:style>
    <style:style style:name="Tabelle6.A" style:family="table-column">
      <style:table-column-properties style:column-width="1.438cm" style:rel-column-width="9362*"/>
    </style:style>
    <style:style style:name="Tabelle6.G" style:family="table-column">
      <style:table-column-properties style:column-width="1.438cm" style:rel-column-width="9363*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7" style:family="table">
      <style:table-properties style:width="10.059cm" table:align="margins"/>
    </style:style>
    <style:style style:name="Tabelle7.A" style:family="table-column">
      <style:table-column-properties style:column-width="1.438cm" style:rel-column-width="9362*"/>
    </style:style>
    <style:style style:name="Tabelle7.G" style:family="table-column">
      <style:table-column-properties style:column-width="1.438cm" style:rel-column-width="9363*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P1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2" style:family="paragraph" style:parent-style-name="Table_20_Contents">
      <style:text-properties style:font-name="Proxima Nova"/>
    </style:style>
    <style:style style:name="P3" style:family="paragraph" style:parent-style-name="Table_20_Contents">
      <style:text-properties style:font-name="Proxima Nova" fo:font-size="10pt" style:font-size-asian="10pt" style:font-size-complex="10pt"/>
    </style:style>
    <style:style style:name="P4" style:family="paragraph" style:parent-style-name="Table_20_Contents">
      <style:text-properties style:font-name="Proxima Nova" fo:font-weight="bold" style:font-weight-asian="bold" style:font-weight-complex="bold"/>
    </style:style>
    <style:style style:name="P5" style:family="paragraph" style:parent-style-name="Table_20_Contents">
      <style:text-properties style:font-name="Proxima Nova" fo:font-size="8pt" officeooo:rsid="000a7edd" officeooo:paragraph-rsid="000a7edd" style:font-size-asian="8pt" style:font-size-complex="8pt"/>
    </style:style>
    <style:style style:name="P6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P7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8" style:family="paragraph" style:parent-style-name="Table_20_Contents">
      <style:text-properties style:font-name="Proxima Nova"/>
    </style:style>
    <style:style style:name="P9" style:family="paragraph" style:parent-style-name="Table_20_Contents">
      <style:text-properties style:font-name="Proxima Nova" fo:font-size="10pt" style:font-size-asian="10pt" style:font-size-complex="10pt"/>
    </style:style>
    <style:style style:name="P10" style:family="paragraph" style:parent-style-name="Table_20_Contents">
      <style:text-properties style:font-name="Proxima Nova" fo:font-weight="bold" style:font-weight-asian="bold" style:font-weight-complex="bold"/>
    </style:style>
    <style:style style:name="P11" style:family="paragraph" style:parent-style-name="Table_20_Contents">
      <style:text-properties style:font-name="Proxima Nova" fo:font-size="8pt" officeooo:rsid="000a7edd" officeooo:paragraph-rsid="000a7edd" style:font-size-asian="8pt" style:font-size-complex="8pt"/>
    </style:style>
    <style:style style:name="P12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T1" style:family="text">
      <style:text-properties officeooo:rsid="000a7ed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sterLabel">
            <table:table table:name="Aufgabenkarte" table:style-name="Aufgabenkarte">
              <table:table-column table:style-name="Aufgabenkarte.A" table:number-columns-repeated="6"/>
              <table:table-column table:style-name="Aufgabenkarte.G"/>
              <table:table-row table:style-name="Aufgabenkarte.1">
                <table:table-cell table:style-name="Aufgabenkarte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Aufgabenkarte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 </text:p>
                </table:table-cell>
                <table:covered-table-cell/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18-01-26T09:42:27.287814086">26. Jan 18</text:date> 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Bereich1" text:protected="true">
            <text:section-source text:section-name="MasterLabel"/>
            <table:table table:name="Tabelle1" table:style-name="Tabelle1">
              <table:table-column table:style-name="Tabelle1.A" table:number-columns-repeated="6"/>
              <table:table-column table:style-name="Tabelle1.G"/>
              <table:table-row table:style-name="Tabelle1.1">
                <table:table-cell table:style-name="Tabelle1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1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 </text:p>
                </table:table-cell>
                <table:covered-table-cell/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18-01-26T09:42:27.292627603">26. Jan 18</text:date> 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Bereich2" text:protected="true">
            <text:section-source text:section-name="MasterLabel"/>
            <table:table table:name="Tabelle2" table:style-name="Tabelle2">
              <table:table-column table:style-name="Tabelle2.A" table:number-columns-repeated="6"/>
              <table:table-column table:style-name="Tabelle2.G"/>
              <table:table-row table:style-name="Tabelle2.1">
                <table:table-cell table:style-name="Tabelle2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2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 </text:p>
                </table:table-cell>
                <table:covered-table-cell/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18-01-26T09:42:27.299316991">26. Jan 18</text:date> 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Bereich3" text:protected="true">
            <text:section-source text:section-name="MasterLabel"/>
            <table:table table:name="Tabelle3" table:style-name="Tabelle3">
              <table:table-column table:style-name="Tabelle3.A" table:number-columns-repeated="6"/>
              <table:table-column table:style-name="Tabelle3.G"/>
              <table:table-row table:style-name="Tabelle3.1">
                <table:table-cell table:style-name="Tabelle3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3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 </text:p>
                </table:table-cell>
                <table:covered-table-cell/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18-01-26T09:42:27.304628393">26. Jan 18</text:date> 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Bereich4" text:protected="true">
            <text:section-source text:section-name="MasterLabel"/>
            <table:table table:name="Tabelle4" table:style-name="Tabelle4">
              <table:table-column table:style-name="Tabelle4.A" table:number-columns-repeated="6"/>
              <table:table-column table:style-name="Tabelle4.G"/>
              <table:table-row table:style-name="Tabelle4.1">
                <table:table-cell table:style-name="Tabelle4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4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 </text:p>
                </table:table-cell>
                <table:covered-table-cell/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18-01-26T09:42:27.309231315">26. Jan 18</text:date> 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Bereich5" text:protected="true">
            <text:section-source text:section-name="MasterLabel"/>
            <table:table table:name="Tabelle5" table:style-name="Tabelle5">
              <table:table-column table:style-name="Tabelle5.A" table:number-columns-repeated="6"/>
              <table:table-column table:style-name="Tabelle5.G"/>
              <table:table-row table:style-name="Tabelle5.1">
                <table:table-cell table:style-name="Tabelle5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5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 </text:p>
                </table:table-cell>
                <table:covered-table-cell/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18-01-26T09:42:27.312624100">26. Jan 18</text:date> 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Bereich6" text:protected="true">
            <text:section-source text:section-name="MasterLabel"/>
            <table:table table:name="Tabelle6" table:style-name="Tabelle6">
              <table:table-column table:style-name="Tabelle6.A" table:number-columns-repeated="6"/>
              <table:table-column table:style-name="Tabelle6.G"/>
              <table:table-row table:style-name="Tabelle6.1">
                <table:table-cell table:style-name="Tabelle6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6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 </text:p>
                </table:table-cell>
                <table:covered-table-cell/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18-01-26T09:42:27.316126897">26. Jan 18</text:date> 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Bereich7" text:protected="true">
            <text:section-source text:section-name="MasterLabel"/>
            <table:table table:name="Tabelle7" table:style-name="Tabelle7">
              <table:table-column table:style-name="Tabelle7.A" table:number-columns-repeated="6"/>
              <table:table-column table:style-name="Tabelle7.G"/>
              <table:table-row table:style-name="Tabelle7.1">
                <table:table-cell table:style-name="Tabelle7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7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 </text:p>
                </table:table-cell>
                <table:covered-table-cell/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18-01-26T09:42:27.319774911">26. Jan 18</text:date> - <text:s/><text:database-next text:table-name="FiSI_DetailKarten" text:table-type="table" text:condition="ooow:TRUE" text:database-name="Ausbildungsplan_tab1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aper-tray-name="Auto Select" style:print-orientation="portrait" fo:margin-top="0.499cm" fo:margin-bottom="0cm" fo:margin-left="0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4:45:55.250423096</meta:creation-date>
    <dc:date>2018-01-26T09:42:27.183355758</dc:date>
    <meta:editing-duration>PT34M23S</meta:editing-duration>
    <meta:editing-cycles>16</meta:editing-cycles>
    <meta:generator>LibreOffice/5.1.6.2$Linux_X86_64 LibreOffice_project/10m0$Build-2</meta:generator>
    <meta:document-statistic meta:table-count="8" meta:image-count="0" meta:object-count="0" meta:page-count="1" meta:paragraph-count="56" meta:word-count="96" meta:character-count="528" meta:non-whitespace-character-count="456"/>
  </office:meta>
</office:document-meta>
</file>